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officeooo:paragraph-rsid="001e85d0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officeooo:paragraph-rsid="0029b9c9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officeooo:paragraph-rsid="002f7419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officeooo:paragraph-rsid="0035de33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officeooo:paragraph-rsid="0036566c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" officeooo:paragraph-rsid="003bfd45"/>
    </style:style>
    <style:style style:name="P9" style:family="paragraph" style:parent-style-name="Standard">
      <style:paragraph-properties fo:line-height="150%"/>
      <style:text-properties style:font-name="Times New Roman" officeooo:paragraph-rsid="0022444d"/>
    </style:style>
    <style:style style:name="P10" style:family="paragraph" style:parent-style-name="Standard">
      <style:paragraph-properties fo:line-height="150%"/>
      <style:text-properties style:font-name="Times New Roman" officeooo:rsid="001cc91f" officeooo:paragraph-rsid="001e85d0"/>
    </style:style>
    <style:style style:name="P11" style:family="paragraph" style:parent-style-name="Standard">
      <style:paragraph-properties fo:line-height="150%"/>
      <style:text-properties style:font-name="Times New Roman" fo:font-size="12pt" style:font-size-asian="12pt"/>
    </style:style>
    <style:style style:name="P12" style:family="paragraph" style:parent-style-name="Standard">
      <style:paragraph-properties fo:line-height="150%" fo:text-align="start" style:justify-single-word="false"/>
      <style:text-properties style:font-name="Times New Roman" fo:font-size="12pt" style:font-size-asian="12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Times New Roman" fo:font-size="12pt" officeooo:paragraph-rsid="0036566c" style:font-size-asian="12pt"/>
    </style:style>
    <style:style style:name="P14" style:family="paragraph" style:parent-style-name="Standard">
      <style:paragraph-properties fo:line-height="150%" fo:text-align="start" style:justify-single-word="false"/>
      <style:text-properties style:font-name="Times New Roman" fo:font-size="12pt" officeooo:paragraph-rsid="00390b1f" style:font-size-asian="12pt"/>
    </style:style>
    <style:style style:name="P15" style:family="paragraph" style:parent-style-name="Standard">
      <style:paragraph-properties fo:line-height="150%" fo:text-align="start" style:justify-single-word="false"/>
      <style:text-properties style:font-name="Times New Roman" fo:font-size="12pt" officeooo:paragraph-rsid="0040a987" style:font-size-asian="12pt"/>
    </style:style>
    <style:style style:name="P16" style:family="paragraph" style:parent-style-name="Standard">
      <style:paragraph-properties fo:line-height="150%"/>
      <style:text-properties style:font-name="Times New Roman" fo:font-size="12pt" officeooo:paragraph-rsid="001c88fd" style:font-size-asian="12pt"/>
    </style:style>
    <style:style style:name="P17" style:family="paragraph" style:parent-style-name="Standard">
      <style:paragraph-properties fo:line-height="150%"/>
      <style:text-properties style:font-name="Times New Roman" fo:font-size="12pt" officeooo:paragraph-rsid="001ba978" style:font-size-asian="12pt"/>
    </style:style>
    <style:style style:name="P18" style:family="paragraph" style:parent-style-name="Standard">
      <style:paragraph-properties fo:line-height="150%"/>
      <style:text-properties style:font-name="Times New Roman" fo:font-size="12pt" officeooo:paragraph-rsid="003884a0" style:font-size-asian="12pt"/>
    </style:style>
    <style:style style:name="P19" style:family="paragraph" style:parent-style-name="Standard">
      <style:paragraph-properties fo:line-height="150%"/>
      <style:text-properties style:font-name="Times New Roman" fo:font-size="12pt" officeooo:paragraph-rsid="003d2e55" style:font-size-asian="12pt"/>
    </style:style>
    <style:style style:name="P20" style:family="paragraph" style:parent-style-name="Standard">
      <style:paragraph-properties fo:line-height="150%"/>
      <style:text-properties style:font-name="Times New Roman" fo:font-size="12pt" officeooo:rsid="001cc91f" officeooo:paragraph-rsid="001e85d0" style:font-size-asian="12pt"/>
    </style:style>
    <style:style style:name="P21" style:family="paragraph" style:parent-style-name="Standard">
      <style:paragraph-properties fo:line-height="150%" fo:text-align="start" style:justify-single-word="false"/>
      <style:text-properties style:font-name="Times New Roman" fo:font-size="12pt" fo:language="es" fo:country="ES" style:font-size-asian="12pt"/>
    </style:style>
    <style:style style:name="P22" style:family="paragraph" style:parent-style-name="Standard">
      <style:paragraph-properties fo:line-height="150%" fo:text-align="start" style:justify-single-word="false"/>
      <style:text-properties fo:color="#069a2e" style:font-name="Times New Roman" officeooo:paragraph-rsid="0022444d"/>
    </style:style>
    <style:style style:name="P23" style:family="paragraph" style:parent-style-name="Standard">
      <style:paragraph-properties fo:line-height="150%" fo:text-align="start" style:justify-single-word="false"/>
      <style:text-properties fo:color="#069a2e" style:font-name="Times New Roman" fo:font-size="12pt" officeooo:rsid="0022444d" style:font-size-asian="12pt"/>
    </style:style>
    <style:style style:name="P24" style:family="paragraph" style:parent-style-name="Standard">
      <style:paragraph-properties fo:line-height="150%"/>
      <style:text-properties fo:color="#069a2e" style:font-name="Times New Roman" fo:font-size="12pt" officeooo:paragraph-rsid="0022444d" style:font-size-asian="12pt"/>
    </style:style>
    <style:style style:name="P25" style:family="paragraph" style:parent-style-name="Standard">
      <style:paragraph-properties fo:line-height="150%"/>
      <style:text-properties fo:color="#069a2e" style:font-name="Times New Roman" fo:font-size="12pt" officeooo:rsid="00278fc7" officeooo:paragraph-rsid="001e85d0" style:font-size-asian="12pt"/>
    </style:style>
    <style:style style:name="P26" style:family="paragraph" style:parent-style-name="Standard">
      <style:paragraph-properties fo:line-height="150%"/>
      <style:text-properties fo:color="#069a2e" style:font-name="Times New Roman" fo:font-size="12pt" officeooo:rsid="0027eb60" officeooo:paragraph-rsid="001e85d0" style:font-size-asian="12pt"/>
    </style:style>
    <style:style style:name="P27" style:family="paragraph" style:parent-style-name="Standard">
      <style:paragraph-properties fo:line-height="150%"/>
      <style:text-properties fo:color="#3465a4" style:font-name="Times New Roman" officeooo:rsid="001cc91f" officeooo:paragraph-rsid="001e85d0"/>
    </style:style>
    <style:style style:name="P28" style:family="paragraph" style:parent-style-name="Standard">
      <style:paragraph-properties fo:line-height="150%"/>
      <style:text-properties fo:color="#3465a4" style:font-name="Times New Roman" officeooo:rsid="001cc91f" officeooo:paragraph-rsid="002d4858"/>
    </style:style>
    <style:style style:name="P29" style:family="paragraph" style:parent-style-name="Standard">
      <style:paragraph-properties fo:line-height="150%"/>
      <style:text-properties fo:color="#3465a4" style:font-name="Times New Roman" officeooo:rsid="001cc91f" officeooo:paragraph-rsid="00421594"/>
    </style:style>
    <style:style style:name="P30" style:family="paragraph" style:parent-style-name="Standard">
      <style:paragraph-properties fo:line-height="150%"/>
      <style:text-properties fo:color="#3465a4" style:font-name="Times New Roman" fo:font-size="12pt" officeooo:rsid="002b5416" officeooo:paragraph-rsid="002b5416" style:font-size-asian="12pt"/>
    </style:style>
    <style:style style:name="P31" style:family="paragraph" style:parent-style-name="Standard">
      <style:paragraph-properties fo:line-height="150%"/>
      <style:text-properties fo:color="#3465a4" style:font-name="Times New Roman" fo:font-size="12pt" officeooo:rsid="002b5416" officeooo:paragraph-rsid="001e85d0" style:font-size-asian="12pt"/>
    </style:style>
    <style:style style:name="P32" style:family="paragraph" style:parent-style-name="Standard">
      <style:paragraph-properties fo:line-height="150%"/>
      <style:text-properties fo:color="#3465a4" style:font-name="Times New Roman" fo:font-size="12pt" officeooo:rsid="002cd3dc" officeooo:paragraph-rsid="001e85d0" style:font-size-asian="12pt"/>
    </style:style>
    <style:style style:name="P33" style:family="paragraph" style:parent-style-name="Standard">
      <style:paragraph-properties fo:line-height="150%"/>
      <style:text-properties fo:color="#3465a4" style:font-name="Times New Roman" fo:font-size="12pt" officeooo:rsid="002d4858" officeooo:paragraph-rsid="001e85d0" style:font-size-asian="12pt"/>
    </style:style>
    <style:style style:name="P34" style:family="paragraph" style:parent-style-name="Standard">
      <style:paragraph-properties fo:line-height="150%" fo:text-align="start" style:justify-single-word="false"/>
      <style:text-properties fo:color="#3465a4" style:font-name="Times New Roman" fo:font-size="12pt" officeooo:rsid="0029b9c9" style:font-size-asian="12pt"/>
    </style:style>
    <style:style style:name="P35" style:family="paragraph" style:parent-style-name="Standard">
      <style:paragraph-properties fo:line-height="150%" fo:text-align="start" style:justify-single-word="false"/>
      <style:text-properties fo:color="#3465a4" style:font-name="Times New Roman" fo:font-size="12pt" officeooo:rsid="0029b9c9" officeooo:paragraph-rsid="00390b1f" style:font-size-asian="12pt"/>
    </style:style>
    <style:style style:name="P36" style:family="paragraph" style:parent-style-name="Standard">
      <style:paragraph-properties fo:line-height="150%" fo:text-align="start" style:justify-single-word="false"/>
      <style:text-properties fo:color="#3465a4" style:font-name="Times New Roman" fo:font-size="12pt" officeooo:rsid="00345022" officeooo:paragraph-rsid="003bfd45" style:font-size-asian="12pt"/>
    </style:style>
    <style:style style:name="P37" style:family="paragraph" style:parent-style-name="Standard">
      <style:paragraph-properties fo:line-height="150%" fo:text-align="start" style:justify-single-word="false"/>
      <style:text-properties fo:color="#3465a4" style:font-name="Times New Roman" fo:font-size="12pt" officeooo:rsid="0035de33" style:font-size-asian="12pt"/>
    </style:style>
    <style:style style:name="P38" style:family="paragraph" style:parent-style-name="Standard">
      <style:paragraph-properties fo:line-height="150%" fo:text-align="start" style:justify-single-word="false"/>
      <style:text-properties fo:color="#3465a4" style:font-name="Times New Roman" fo:font-size="12pt" officeooo:rsid="0035de33" officeooo:paragraph-rsid="0035de33" style:font-size-asian="12pt"/>
    </style:style>
    <style:style style:name="P39" style:family="paragraph" style:parent-style-name="Standard">
      <style:paragraph-properties fo:line-height="150%"/>
      <style:text-properties fo:color="#3465a4" style:font-name="Times New Roman" fo:font-size="12pt" officeooo:rsid="003884a0" officeooo:paragraph-rsid="00383fea" style:font-size-asian="12pt"/>
    </style:style>
    <style:style style:name="P40" style:family="paragraph" style:parent-style-name="Standard">
      <style:paragraph-properties fo:line-height="150%"/>
      <style:text-properties fo:color="#3465a4" style:font-name="Times New Roman" fo:font-size="12pt" officeooo:rsid="003884a0" officeooo:paragraph-rsid="003884a0" style:font-size-asian="12pt"/>
    </style:style>
    <style:style style:name="P41" style:family="paragraph" style:parent-style-name="Standard">
      <style:paragraph-properties fo:line-height="150%"/>
      <style:text-properties fo:color="#3465a4" style:font-name="Times New Roman" fo:font-size="12pt" officeooo:rsid="0036566c" officeooo:paragraph-rsid="003884a0" style:font-size-asian="12pt"/>
    </style:style>
    <style:style style:name="P42" style:family="paragraph" style:parent-style-name="Standard">
      <style:paragraph-properties fo:line-height="150%"/>
      <style:text-properties fo:color="#3465a4" style:font-name="Times New Roman" fo:font-size="12pt" officeooo:rsid="003d2e55" officeooo:paragraph-rsid="003884a0" style:font-size-asian="12pt"/>
    </style:style>
    <style:style style:name="P43" style:family="paragraph" style:parent-style-name="Standard">
      <style:paragraph-properties fo:line-height="150%"/>
      <style:text-properties fo:color="#3465a4" style:font-name="Times New Roman" fo:font-size="12pt" officeooo:rsid="00383ee0" officeooo:paragraph-rsid="003884a0" style:font-size-asian="12pt"/>
    </style:style>
    <style:style style:name="P44" style:family="paragraph" style:parent-style-name="Standard">
      <style:paragraph-properties fo:line-height="150%"/>
      <style:text-properties fo:color="#3465a4" style:font-name="Times New Roman" fo:font-size="12pt" officeooo:rsid="00421594" officeooo:paragraph-rsid="001e85d0" style:font-size-asian="12pt"/>
    </style:style>
    <style:style style:name="P45" style:family="paragraph" style:parent-style-name="Standard">
      <style:paragraph-properties fo:line-height="150%"/>
      <style:text-properties fo:color="#3465a4" style:font-name="Times New Roman" fo:font-size="12pt" officeooo:rsid="00421594" officeooo:paragraph-rsid="00421594" style:font-size-asian="12pt"/>
    </style:style>
    <style:style style:name="P46" style:family="paragraph" style:parent-style-name="Standard">
      <style:paragraph-properties fo:line-height="150%"/>
      <style:text-properties fo:color="#3465a4" style:font-name="Times New Roman" fo:font-size="12pt" officeooo:rsid="003262f2" officeooo:paragraph-rsid="002d4858" style:font-size-asian="12pt"/>
    </style:style>
    <style:style style:name="P47" style:family="paragraph" style:parent-style-name="Standard">
      <style:paragraph-properties fo:line-height="150%" fo:text-align="start" style:justify-single-word="false"/>
      <style:text-properties fo:color="#3465a4" style:font-name="Times New Roman" fo:font-size="12pt" officeooo:rsid="00390b1f" officeooo:paragraph-rsid="00390b1f" style:font-size-asian="12pt"/>
    </style:style>
    <style:style style:name="P48" style:family="paragraph" style:parent-style-name="Standard">
      <style:paragraph-properties fo:line-height="150%" fo:text-align="start" style:justify-single-word="false"/>
      <style:text-properties fo:color="#3465a4" style:font-name="Times New Roman" officeooo:paragraph-rsid="00390b1f"/>
    </style:style>
    <style:style style:name="P49" style:family="paragraph" style:parent-style-name="Standard">
      <style:paragraph-properties fo:line-height="150%" fo:text-align="start" style:justify-single-word="false"/>
      <style:text-properties fo:color="#3465a4" style:font-name="Times New Roman" officeooo:rsid="0029b9c9" officeooo:paragraph-rsid="00390b1f"/>
    </style:style>
    <style:style style:name="P50" style:family="paragraph" style:parent-style-name="Standard">
      <style:paragraph-properties fo:line-height="150%"/>
      <style:text-properties fo:color="#3465a4" style:font-name="Times New Roman" officeooo:rsid="002b5416" officeooo:paragraph-rsid="002b5416"/>
    </style:style>
    <style:style style:name="P51" style:family="paragraph" style:parent-style-name="Standard">
      <style:paragraph-properties fo:line-height="150%" fo:text-align="start" style:justify-single-word="false"/>
      <style:text-properties fo:color="#bf0041" style:font-name="Times New Roman" fo:font-size="12pt" officeooo:rsid="001e85d0" officeooo:paragraph-rsid="001e85d0" style:font-size-asian="12pt"/>
    </style:style>
    <style:style style:name="P52" style:family="paragraph" style:parent-style-name="Standard">
      <style:paragraph-properties fo:line-height="150%" fo:text-align="start" style:justify-single-word="false"/>
      <style:text-properties fo:color="#bf0041" style:font-name="Times New Roman" fo:font-size="12pt" officeooo:rsid="001fca11" officeooo:paragraph-rsid="0029b9c9" style:font-size-asian="12pt"/>
    </style:style>
    <style:style style:name="P53" style:family="paragraph" style:parent-style-name="Text_20_body">
      <style:text-properties fo:color="#3465a4"/>
    </style:style>
    <style:style style:name="T1" style:family="text">
      <style:text-properties fo:font-size="12pt" fo:language="es" fo:country="AR" style:font-size-asian="12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officeooo:rsid="0022444d" style:font-size-asian="12pt"/>
    </style:style>
    <style:style style:name="T4" style:family="text">
      <style:text-properties fo:font-size="12pt" officeooo:rsid="00240447" style:font-size-asian="12pt"/>
    </style:style>
    <style:style style:name="T5" style:family="text">
      <style:text-properties fo:font-size="12pt" officeooo:rsid="002b5416" style:font-size-asian="12pt"/>
    </style:style>
    <style:style style:name="T6" style:family="text">
      <style:text-properties fo:font-size="12pt" officeooo:rsid="002cd3dc" style:font-size-asian="12pt"/>
    </style:style>
    <style:style style:name="T7" style:family="text">
      <style:text-properties fo:font-size="12pt" officeooo:rsid="002d4858" style:font-size-asian="12pt"/>
    </style:style>
    <style:style style:name="T8" style:family="text">
      <style:text-properties fo:font-size="12pt" officeooo:rsid="002df2bf" style:font-size-asian="12pt"/>
    </style:style>
    <style:style style:name="T9" style:family="text">
      <style:text-properties fo:font-size="12pt" officeooo:rsid="002f7419" style:font-size-asian="12pt"/>
    </style:style>
    <style:style style:name="T10" style:family="text">
      <style:text-properties fo:font-size="12pt" officeooo:rsid="003262f2" style:font-size-asian="12pt"/>
    </style:style>
    <style:style style:name="T11" style:family="text">
      <style:text-properties fo:font-size="12pt" officeooo:rsid="00390b1f" style:font-size-asian="12pt"/>
    </style:style>
    <style:style style:name="T12" style:family="text">
      <style:text-properties fo:font-size="12pt" officeooo:rsid="003a9723" style:font-size-asian="12pt"/>
    </style:style>
    <style:style style:name="T13" style:family="text">
      <style:text-properties fo:font-size="12pt" officeooo:rsid="0040a987" style:font-size-asian="12pt"/>
    </style:style>
    <style:style style:name="T14" style:family="text">
      <style:text-properties fo:font-size="12pt" officeooo:rsid="00421594" style:font-size-asian="12pt"/>
    </style:style>
    <style:style style:name="T15" style:family="text">
      <style:text-properties fo:font-size="12pt" officeooo:rsid="003d2e55" style:font-size-asian="12pt"/>
    </style:style>
    <style:style style:name="T16" style:family="text">
      <style:text-properties fo:font-size="12pt" officeooo:rsid="003ec660" style:font-size-asian="12pt"/>
    </style:style>
    <style:style style:name="T17" style:family="text">
      <style:text-properties fo:font-size="12pt" officeooo:rsid="0049dcf1" style:font-size-asian="12pt"/>
    </style:style>
    <style:style style:name="T18" style:family="text">
      <style:text-properties fo:color="#bf0041" fo:font-size="12pt" officeooo:rsid="001e85d0" style:font-size-asian="12pt"/>
    </style:style>
    <style:style style:name="T19" style:family="text">
      <style:text-properties fo:color="#bf0041" fo:font-size="12pt" officeooo:rsid="001fca11" style:font-size-asian="12pt"/>
    </style:style>
    <style:style style:name="T20" style:family="text">
      <style:text-properties fo:color="#bf0041" fo:font-size="12pt" officeooo:rsid="0029b587" style:font-size-asian="12pt"/>
    </style:style>
    <style:style style:name="T21" style:family="text">
      <style:text-properties fo:color="#bf0041" fo:font-size="12pt" officeooo:rsid="003262f2" style:font-size-asian="12pt"/>
    </style:style>
    <style:style style:name="T22" style:family="text">
      <style:text-properties fo:color="#069a2e" fo:font-size="12pt" style:font-size-asian="12pt"/>
    </style:style>
    <style:style style:name="T23" style:family="text">
      <style:text-properties fo:color="#069a2e" fo:font-size="12pt" officeooo:rsid="002080de" style:font-size-asian="12pt"/>
    </style:style>
    <style:style style:name="T24" style:family="text">
      <style:text-properties fo:color="#069a2e" fo:font-size="12pt" officeooo:rsid="002106a6" style:font-size-asian="12pt"/>
    </style:style>
    <style:style style:name="T25" style:family="text">
      <style:text-properties fo:color="#069a2e" fo:font-size="12pt" officeooo:rsid="0022444d" style:font-size-asian="12pt"/>
    </style:style>
    <style:style style:name="T26" style:family="text">
      <style:text-properties fo:color="#069a2e" fo:font-size="12pt" officeooo:rsid="0026885c" style:font-size-asian="12pt"/>
    </style:style>
    <style:style style:name="T27" style:family="text">
      <style:text-properties fo:color="#069a2e" fo:font-size="12pt" officeooo:rsid="00278fc7" style:font-size-asian="12pt"/>
    </style:style>
    <style:style style:name="T28" style:family="text">
      <style:text-properties fo:color="#069a2e" fo:font-size="12pt" officeooo:rsid="0027eb60" style:font-size-asian="12pt"/>
    </style:style>
    <style:style style:name="T29" style:family="text">
      <style:text-properties fo:color="#069a2e" fo:font-size="12pt" officeooo:rsid="0029b587" style:font-size-asian="12pt"/>
    </style:style>
    <style:style style:name="T30" style:family="text">
      <style:text-properties fo:color="#069a2e" fo:font-size="12pt" officeooo:rsid="0029b9c9" style:font-size-asian="12pt"/>
    </style:style>
    <style:style style:name="T31" style:family="text">
      <style:text-properties fo:color="#069a2e" fo:font-size="12pt" officeooo:rsid="002b5416" style:font-size-asian="12pt"/>
    </style:style>
    <style:style style:name="T32" style:family="text">
      <style:text-properties fo:color="#069a2e" fo:font-size="12pt" officeooo:rsid="0036566c" style:font-size-asian="12pt"/>
    </style:style>
    <style:style style:name="T33" style:family="text">
      <style:text-properties fo:color="#3465a4"/>
    </style:style>
    <style:style style:name="T34" style:family="text">
      <style:text-properties fo:color="#3465a4" fo:font-size="12pt" officeooo:rsid="0029b9c9" style:font-size-asian="12pt"/>
    </style:style>
    <style:style style:name="T35" style:family="text">
      <style:text-properties fo:color="#3465a4" fo:font-size="12pt" officeooo:rsid="002b5416" style:font-size-asian="12pt"/>
    </style:style>
    <style:style style:name="T36" style:family="text">
      <style:text-properties fo:color="#3465a4" fo:font-size="12pt" officeooo:rsid="003262f2" style:font-size-asian="12pt"/>
    </style:style>
    <style:style style:name="T37" style:family="text">
      <style:text-properties fo:color="#3465a4" fo:font-size="12pt" officeooo:rsid="00345022" style:font-size-asian="12pt"/>
    </style:style>
    <style:style style:name="T38" style:family="text">
      <style:text-properties fo:color="#3465a4" fo:font-size="12pt" officeooo:rsid="0035de33" style:font-size-asian="12pt"/>
    </style:style>
    <style:style style:name="T39" style:family="text">
      <style:text-properties fo:color="#3465a4" fo:font-size="12pt" officeooo:rsid="0036566c" style:font-size-asian="12pt"/>
    </style:style>
    <style:style style:name="T40" style:family="text">
      <style:text-properties fo:color="#3465a4" fo:font-size="12pt" officeooo:rsid="00383fea" style:font-size-asian="12pt"/>
    </style:style>
    <style:style style:name="T41" style:family="text">
      <style:text-properties fo:color="#3465a4" fo:font-size="12pt" officeooo:rsid="003884a0" style:font-size-asian="12pt"/>
    </style:style>
    <style:style style:name="T42" style:family="text">
      <style:text-properties fo:color="#3465a4" fo:font-size="12pt" officeooo:rsid="003d2e55" style:font-size-asian="12pt"/>
    </style:style>
    <style:style style:name="T43" style:family="text">
      <style:text-properties fo:color="#3465a4" fo:font-size="12pt" officeooo:rsid="0045497e" style:font-size-asian="12pt"/>
    </style:style>
    <style:style style:name="T44" style:family="text">
      <style:text-properties fo:color="#3465a4" officeooo:rsid="002f2ea1"/>
    </style:style>
    <style:style style:name="T45" style:family="text">
      <style:text-properties fo:color="#3465a4" officeooo:rsid="00345022"/>
    </style:style>
    <style:style style:name="T46" style:family="text">
      <style:text-properties fo:color="#3465a4" officeooo:rsid="00351b3e"/>
    </style:style>
    <style:style style:name="T47" style:family="text">
      <style:text-properties fo:color="#3465a4" officeooo:rsid="0035de33"/>
    </style:style>
    <style:style style:name="T48" style:family="text">
      <style:text-properties fo:color="#3465a4" officeooo:rsid="0036566c"/>
    </style:style>
    <style:style style:name="T49" style:family="text">
      <style:text-properties fo:color="#3465a4" officeooo:rsid="00383ee0"/>
    </style:style>
    <style:style style:name="T50" style:family="text">
      <style:text-properties fo:color="#3465a4" officeooo:rsid="003884a0"/>
    </style:style>
    <style:style style:name="T51" style:family="text">
      <style:text-properties fo:color="#3465a4" officeooo:rsid="00390b1f"/>
    </style:style>
    <style:style style:name="T52" style:family="text">
      <style:text-properties fo:color="#3465a4" officeooo:rsid="003a9723"/>
    </style:style>
    <style:style style:name="T53" style:family="text">
      <style:text-properties fo:color="#3465a4" fo:language="es" fo:country="AR" officeooo:rsid="003d2e55"/>
    </style:style>
    <style:style style:name="T54" style:family="text">
      <style:text-properties fo:color="#3465a4" officeooo:rsid="003d2e55"/>
    </style:style>
    <style:style style:name="T55" style:family="text">
      <style:text-properties fo:color="#3465a4" officeooo:rsid="003ec660"/>
    </style:style>
    <style:style style:name="T56" style:family="text">
      <style:text-properties fo:color="#3465a4" officeooo:rsid="00421594"/>
    </style:style>
    <style:style style:name="T57" style:family="text">
      <style:text-properties fo:color="#3465a4" officeooo:rsid="00483979"/>
    </style:style>
    <style:style style:name="T58" style:family="text">
      <style:text-properties officeooo:rsid="003262f2"/>
    </style:style>
    <style:style style:name="T59" style:family="text">
      <style:text-properties fo:font-variant="normal" fo:text-transform="none" fo:color="#6c727e" style:font-name="Roboto" fo:font-size="12pt" fo:letter-spacing="normal" fo:font-style="normal" fo:font-weight="normal" officeooo:rsid="003262f2" style:font-size-asian="12pt"/>
    </style:style>
    <style:style style:name="T60" style:family="text">
      <style:text-properties officeooo:rsid="00390b1f"/>
    </style:style>
    <style:style style:name="T61" style:family="text">
      <style:text-properties officeooo:rsid="003a9723"/>
    </style:style>
    <style:style style:name="T62" style:family="text">
      <style:text-properties officeooo:rsid="0040a98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rograma </text:span><text:span text:style-name="T2">VideoClub</text:span></text:p>
      <text:p text:style-name="P12">inicio</text:p>
      <text:p text:style-name="P3"><text:span text:style-name="T2"><text:tab/></text:span><text:span text:style-name="T18">var boolean switch=verdadero</text:span></text:p>
      <text:p text:style-name="P51"><text:tab/>mientras switch=verdadero</text:p>
      <text:p text:style-name="P7"><text:span text:style-name="T2"><text:tab/><text:tab/>//10 peliculas maximos, con sus datos: nombre, director, disponible ("si" o "no")</text:span><text:span text:style-name="T22">, </text:span><text:span text:style-name="T23">alquilada po</text:span><text:span text:style-name="T32">r</text:span></text:p>
      <text:p text:style-name="P2"><text:span text:style-name="T2"><text:tab/><text:tab/>//10 filas y </text:span><text:span text:style-name="T23">4</text:span><text:span text:style-name="T2"> columnas</text:span></text:p>
      <text:p text:style-name="P7"><text:span text:style-name="T2"><text:tab/><text:tab/>var string peliculas[10][</text:span><text:span text:style-name="T23">4</text:span><text:span text:style-name="T2">]</text:span></text:p>
      <text:p text:style-name="P13"><text:tab/><text:tab/>var integer cantidadPeliculas=0</text:p>
      <text:p text:style-name="P13"><text:span text:style-name="T44"><text:tab/><text:tab/></text:span><text:span text:style-name="T52">var float dineroTotalSemanaPasada<text:tab/><text:tab/><text:tab/>//variable agregada </text:span><text:span text:style-name="T53">debido</text:span><text:span text:style-name="T52"> al reseteo automatico de la recaudacion semanal</text:span></text:p>
      <text:p text:style-name="P15"><text:span text:style-name="T45"><text:tab/><text:tab/></text:span><text:span text:style-name="T54">var float recaudacionSemana[7]<text:tab/><text:tab/><text:tab/>//recaudacion para cada dia de la semana</text:span></text:p>
      <text:p text:style-name="P13"><text:span text:style-name="T52"><text:tab/><text:tab/></text:span><text:span text:style-name="T54">var integer dia<text:tab/><text:tab/><text:tab/><text:tab/><text:tab/><text:tab/>// variable que lleva el dia de la semana</text:span></text:p>
      <text:p text:style-name="P2"><text:span text:style-name="T2"><text:tab/><text:tab/></text:span><text:span text:style-name="T37">var date fecha</text:span><text:span text:style-name="T41">Local</text:span><text:span text:style-name="T40"><text:tab/><text:tab/><text:tab/><text:tab/><text:tab/>// </text:span><text:span text:style-name="T41">variable utilizada para sincronizar el cambio de fecha y el dia de la semana</text:span></text:p>
      <text:p text:style-name="P36"><text:tab/><text:tab/></text:p>
      <text:p text:style-name="P8"><text:span text:style-name="T42"><text:tab/><text:tab/></text:span><text:span text:style-name="T38">va</text:span><text:span text:style-name="T39">r</text:span><text:span text:style-name="T38"> </text:span><text:span text:style-name="T39">string</text:span><text:span text:style-name="T38"> diaDeSemana [7]<text:tab/><text:tab/><text:tab/></text:span><text:span text:style-name="T43"><text:tab/>//variable agregada para mostrar el dia en el menu</text:span></text:p>
      <text:p text:style-name="P37"><text:tab/><text:tab/>diaDeSemana[1] = Lunes</text:p>
      <text:p text:style-name="P38"><text:tab/><text:tab/>diaDeSemana[2] = Martes</text:p>
      <text:p text:style-name="P38"><text:tab/><text:tab/>diaDeSemana[3] = Miercoles</text:p>
      <text:p text:style-name="P38"><text:tab/><text:tab/>diaDeSemana[4] = Jueves</text:p>
      <text:p text:style-name="P38"><text:tab/><text:tab/>diaDeSemana[5] = Viernes</text:p>
      <text:p text:style-name="P6"><text:span text:style-name="T38"><text:tab/><text:tab/>diaDeSemana[6] = </text:span><text:span text:style-name="T39">Sabado</text:span></text:p>
      <text:p text:style-name="P7"><text:span text:style-name="T38"><text:tab/><text:tab/>diaDeSemana[</text:span><text:span text:style-name="T39">7</text:span><text:span text:style-name="T38">] = </text:span><text:span text:style-name="T39">Domingo</text:span></text:p>
      <text:p text:style-name="P39"/>
      <text:p text:style-name="P17"><text:tab/><text:tab/>funcion principal()</text:p>
      <text:p text:style-name="P17"/>
      <text:p text:style-name="P18"><text:span text:style-name="T44"><text:tab/><text:tab/><text:tab/></text:span><text:span text:style-name="T47">//</text:span><text:span text:style-name="T50">Deteccion de cambio de fecha </text:span><text:span text:style-name="T57">y ajuste</text:span></text:p>
      <text:p text:style-name="P18"><text:span text:style-name="T44"><text:tab/><text:tab/><text:tab/></text:span><text:span text:style-name="T46">si fechaSistema() &gt; fecha</text:span><text:span text:style-name="T50">Local</text:span></text:p>
      <text:p text:style-name="P18"><text:span text:style-name="T46"><text:tab/><text:tab/><text:tab/><text:tab/>dia = dia + </text:span><text:span text:style-name="T47">(fechSistema – fecha</text:span><text:span text:style-name="T50">Local</text:span><text:span text:style-name="T47">)</text:span></text:p>
      <text:p text:style-name="P18"><text:span text:style-name="T47"><text:tab/><text:tab/><text:tab/><text:tab/></text:span><text:span text:style-name="T50">fechaSistema = fechaLocal</text:span></text:p>
      <text:p text:style-name="P18"><text:span text:style-name="T47"><text:tab/><text:tab/><text:tab/></text:span><text:span text:style-name="T49">fin si</text:span></text:p>
      <text:p text:style-name="P40"/>
      <text:p text:style-name="P18"><text:span text:style-name="T49"><text:tab/><text:tab/><text:tab/>//ajusta “dia” para que haga loop del 1 al 7 </text:span><text:span text:style-name="T52">y reinica la recaudacion semanal</text:span></text:p>
      <text:p text:style-name="P18"><text:span text:style-name="T47"><text:tab/><text:tab/><text:tab/></text:span><text:span text:style-name="T48">mientras dia &gt; 7</text:span></text:p>
      <text:p text:style-name="P41"><text:tab/><text:tab/><text:tab/><text:tab/>dia = dia – 7</text:p>
      <text:p text:style-name="P19"><text:span text:style-name="T48"><text:tab/><text:tab/><text:tab/><text:tab/></text:span><text:span text:style-name="T52">dineroTotalSemanaPasada = </text:span><text:span text:style-name="T54">recaudacionSemana[1] </text:span><text:span text:style-name="T55">+ </text:span><text:span text:style-name="T54">recaudacionSemana[2] </text:span><text:span text:style-name="T55">+ </text:span><text:span text:style-name="T54">recaudacionSemana[3] </text:span><text:span text:style-name="T55">+ </text:span><text:span text:style-name="T54">recaudacionSemana[4] </text:span><text:span text:style-name="T55">+ </text:span><text:span text:style-name="T54">recaudacionSemana[5] </text:span><text:span text:style-name="T55">+ </text:span><text:span text:style-name="T54">recaudacionSemana[6] </text:span><text:span text:style-name="T55">+ </text:span><text:span text:style-name="T54">recaudacionSemana[7]</text:span></text:p>
      <text:p text:style-name="P42"><text:tab/><text:tab/><text:tab/><text:tab/>recaudacionSemana[1] = 0</text:p>
      <text:p text:style-name="P19"><text:span text:style-name="T52"><text:tab/><text:tab/><text:tab/><text:tab/></text:span><text:span text:style-name="T54">recaudacionSemana[2] = 0</text:span></text:p>
      <text:p text:style-name="P19"><text:span text:style-name="T52"><text:tab/><text:tab/><text:tab/><text:tab/></text:span><text:span text:style-name="T54">recaudacionSemana[3] = 0</text:span></text:p>
      <text:p text:style-name="P19"><text:span text:style-name="T52"><text:tab/><text:tab/><text:tab/><text:tab/></text:span><text:span text:style-name="T54">recaudacionSemana[4] = 0</text:span></text:p>
      <text:p text:style-name="P19"><text:span text:style-name="T52"><text:tab/><text:tab/><text:tab/><text:tab/></text:span><text:span text:style-name="T54">recaudacionSemana[5] = 0</text:span></text:p>
      <text:p text:style-name="P19"><text:span text:style-name="T52"><text:tab/><text:tab/><text:tab/><text:tab/></text:span><text:span text:style-name="T54">recaudacionSemana[6] = 0</text:span></text:p>
      <text:p text:style-name="P19"><text:span text:style-name="T52"><text:tab/><text:tab/><text:tab/><text:tab/></text:span><text:span text:style-name="T54">recaudacionSemana[7] = 0</text:span></text:p>
      <text:p text:style-name="P18"><text:span text:style-name="T48"><text:tab/><text:tab/><text:tab/></text:span><text:span text:style-name="T49">fin mientras</text:span></text:p>
      <text:p text:style-name="P43"/>
      <text:p text:style-name="P12"><text:tab/><text:tab/><text:tab/>var integer opcion=0</text:p>
      <text:p text:style-name="P12"><text:tab/><text:tab/><text:tab/>mostrar: "Menu----------------------------------------------------" <text:span text:style-name="T45">+ dia</text:span><text:span text:style-name="T46">DeSemana</text:span><text:span text:style-name="T48">[dia]</text:span></text:p>
      <text:p text:style-name="P12"><text:tab/><text:tab/><text:tab/>mostrar: "-----------------------------------------------------------"<text:span text:style-name="T33"> </text:span><text:span text:style-name="T45">+ fechaSistema</text:span><text:span text:style-name="T46">()</text:span></text:p>
      <text:p text:style-name="P12"><text:tab/><text:tab/><text:tab/>mostrar: "1. Alta"</text:p>
      <text:p text:style-name="P21"><text:tab/><text:tab/><text:tab/>mostrar: "2. Listar todas"</text:p>
      <text:p text:style-name="P12"><text:tab/><text:tab/><text:tab/>mostrar: "3. Buscar pelicula"</text:p>
      <text:p text:style-name="P12"><text:tab/><text:tab/><text:tab/>mostrar: "4. Alquilar"</text:p>
      <text:p text:style-name="P12"><text:tab/><text:tab/><text:tab/>mostrar: "5. Devolver"</text:p>
      <text:p text:style-name="P2"><text:span text:style-name="T18"><text:tab/><text:tab/><text:tab/></text:span><text:span text:style-name="T24">mostrar: “</text:span><text:span text:style-name="T30">6</text:span><text:span text:style-name="T24">. Buscar socio”</text:span></text:p>
      <text:p text:style-name="P2"><text:span text:style-name="T24"><text:tab/><text:tab/><text:tab/></text:span><text:span text:style-name="T34">mostrar: “7. </text:span><text:span text:style-name="T35">Recaudacion</text:span><text:span text:style-name="T34">”</text:span></text:p>
      <text:p text:style-name="P2"><text:span text:style-name="T34"><text:tab/><text:tab/><text:tab/></text:span><text:span text:style-name="T36">mostrar: “</text:span><text:span text:style-name="T37">8. Ajustar dia”</text:span></text:p>
      <text:p text:style-name="P4"><text:span text:style-name="T34"><text:tab/><text:tab/><text:tab/></text:span><text:span text:style-name="T18">mostrar: “</text:span><text:span text:style-name="T21">9</text:span><text:span text:style-name="T18">. Apagar”</text:span></text:p>
      <text:p text:style-name="P12"><text:tab/><text:tab/><text:tab/>mostrar: "Ingrese opcion"</text:p>
      <text:p text:style-name="P2"><text:span text:style-name="T2"><text:tab/><text:tab/><text:tab/></text:span><text:span text:style-name="T1">ingresar: </text:span><text:span text:style-name="T2">opcion</text:span></text:p>
      <text:p text:style-name="P2"><text:span text:style-name="T2"><text:tab/><text:tab/><text:tab/>//verifico que se haya ingresado un número entre 1 y </text:span><text:span text:style-name="T37">9</text:span></text:p>
      <text:p text:style-name="P2"><text:span text:style-name="T2"><text:tab/><text:tab/><text:tab/>si opcion&gt;0 y opcion&lt;</text:span><text:span text:style-name="T37">10</text:span><text:span text:style-name="T2"> entonces</text:span></text:p>
      <text:p text:style-name="P12"><text:tab/><text:tab/><text:tab/><text:tab/>en caso de opcion</text:p>
      <text:p text:style-name="P12"><text:tab/><text:tab/><text:tab/><text:tab/><text:tab/>caso = 1</text:p>
      <text:p text:style-name="P12"><text:tab/><text:tab/><text:tab/><text:tab/><text:tab/><text:tab/>si altaPelicula()=verdadero entonces</text:p>
      <text:p text:style-name="P12"><text:tab/><text:tab/><text:tab/><text:tab/><text:tab/><text:tab/><text:tab/>mostrar: "Pelicula creada OK"</text:p>
      <text:p text:style-name="P16"><text:tab/><text:tab/><text:tab/><text:tab/><text:tab/><text:tab/>sino</text:p>
      <text:p text:style-name="P16"><text:tab/><text:tab/><text:tab/><text:tab/><text:tab/><text:tab/><text:tab/>mostrar: "No se pueden ingresar mas películas"</text:p>
      <text:p text:style-name="P12"><text:tab/><text:tab/><text:tab/><text:tab/><text:tab/><text:tab/>fin si</text:p>
      <text:p text:style-name="P12"><text:tab/><text:tab/><text:tab/><text:tab/><text:tab/>fin caso</text:p>
      <text:p text:style-name="P12"><text:tab/><text:tab/><text:tab/><text:tab/><text:tab/>caso = 2</text:p>
      <text:p text:style-name="P12"><text:tab/><text:tab/><text:tab/><text:tab/><text:tab/><text:tab/>listarPeliculas()</text:p>
      <text:p text:style-name="P12"><text:tab/><text:tab/><text:tab/><text:tab/><text:tab/>fin caso</text:p>
      <text:p text:style-name="P12"><text:tab/><text:tab/><text:tab/><text:tab/><text:tab/>caso = 3</text:p>
      <text:p text:style-name="P12"><text:tab/><text:tab/><text:tab/><text:tab/><text:tab/><text:tab/>buscarPelicula(ingresarPelicula())</text:p>
      <text:p text:style-name="P12"><text:tab/><text:tab/><text:tab/><text:tab/><text:tab/>fin caso</text:p>
      <text:p text:style-name="P12"><text:tab/><text:tab/><text:tab/><text:tab/><text:tab/>caso = 4</text:p>
      <text:p text:style-name="P12"><text:tab/><text:tab/><text:tab/><text:tab/><text:tab/><text:tab/>alquilarPelicula(ingresarPelicula())</text:p>
      <text:p text:style-name="P12"><text:tab/><text:tab/><text:tab/><text:tab/><text:tab/>fin caso</text:p>
      <text:p text:style-name="P12"><text:tab/><text:tab/><text:tab/><text:tab/><text:tab/>caso = 5</text:p>
      <text:p text:style-name="P12"><text:tab/><text:tab/><text:tab/><text:tab/><text:tab/><text:tab/>devolverPelicula(ingresarPelicula())</text:p>
      <text:p text:style-name="P12"><text:tab/><text:tab/><text:tab/><text:tab/><text:tab/>fin caso</text:p>
      <text:p text:style-name="P2"><text:span text:style-name="T19"><text:tab/><text:tab/><text:tab/><text:tab/><text:tab/></text:span><text:span text:style-name="T24">caso = </text:span><text:span text:style-name="T30">6</text:span></text:p>
      <text:p text:style-name="P2"><text:span text:style-name="T24"><text:tab/><text:tab/><text:tab/><text:tab/><text:tab/><text:tab/>buscarSocio</text:span><text:span text:style-name="T25">(ingresarSocio())</text:span></text:p>
      <text:p text:style-name="P23"><text:tab/><text:tab/><text:tab/><text:tab/><text:tab/>fin caso</text:p>
      <text:p text:style-name="P2"><text:span text:style-name="T25"><text:tab/><text:tab/><text:tab/><text:tab/><text:tab/></text:span><text:span text:style-name="T34">caso = 7</text:span></text:p>
      <text:p text:style-name="P2"><text:span text:style-name="T34"><text:tab/><text:tab/><text:tab/><text:tab/><text:tab/><text:tab/></text:span><text:span text:style-name="T35">recaudacion()</text:span></text:p>
      <text:p text:style-name="P34"><text:tab/><text:tab/><text:tab/><text:tab/><text:tab/>fin caso</text:p>
      <text:p text:style-name="P34"><text:tab/><text:tab/><text:tab/><text:tab/><text:tab/><text:span text:style-name="T58">caso = 8</text:span></text:p>
      <text:p text:style-name="P34"><text:tab/><text:tab/><text:tab/><text:tab/><text:tab/><text:tab/><text:span text:style-name="T60">ajustarDia()</text:span></text:p>
      <text:p text:style-name="P34"><text:tab/><text:tab/><text:tab/><text:tab/><text:tab/><text:span text:style-name="T58">fin caso</text:span></text:p>
      <text:p text:style-name="P4"><text:span text:style-name="T2"><text:tab/><text:tab/><text:tab/><text:tab/><text:tab/></text:span><text:span text:style-name="T19">caso = </text:span><text:span text:style-name="T21">9</text:span></text:p>
      <text:p text:style-name="P4"><text:span text:style-name="T21"><text:tab/><text:tab/><text:tab/><text:tab/><text:tab/><text:tab/></text:span><text:span text:style-name="T37">fecha</text:span><text:span text:style-name="T41">Local</text:span><text:span text:style-name="T37"> = fechaSistema()</text:span></text:p>
      <text:p text:style-name="P52"><text:tab/><text:tab/><text:tab/><text:tab/><text:tab/><text:tab/>switch=falso</text:p>
      <text:p text:style-name="P52"><text:tab/><text:tab/><text:tab/><text:tab/><text:tab/>fin caso</text:p>
      <text:p text:style-name="P12"><text:tab/><text:tab/><text:tab/><text:tab/>fin en caso de</text:p>
      <text:p text:style-name="P12"><text:tab/><text:tab/><text:tab/>fin si</text:p>
      <text:p text:style-name="P11"><text:tab/><text:tab/>fin funcion</text:p>
      <text:p text:style-name="P11"><text:tab/></text:p>
      <text:p text:style-name="P11"><text:tab/></text:p>
      <text:p text:style-name="P11"><text:tab/><text:tab/>funcion listarPeliculas()</text:p>
      <text:p text:style-name="P12"><text:tab/><text:tab/><text:tab/>var integer i=1</text:p>
      <text:p text:style-name="P12"><text:tab/><text:tab/><text:tab/>//recorro la matriz usando una variable auxiliar "i",</text:p>
      <text:p text:style-name="P12"><text:tab/><text:tab/><text:tab/>//mientras i sea menor o igual a la</text:p>
      <text:p text:style-name="P12"><text:tab/><text:tab/><text:tab/>//cantidad de peliculas que hay en la matriz</text:p>
      <text:p text:style-name="P12"><text:tab/><text:tab/><text:tab/>mientras i &lt;= cantidadPeliculas</text:p>
      <text:p text:style-name="P12"><text:tab/><text:tab/><text:tab/><text:tab/>mostrar: "Nombre: " + peliculas[i][1] + " - Director: " + peliculas[i][2] + " - Disponible?: " + peliculas[i][3]</text:p>
      <text:p text:style-name="P12"><text:tab/><text:tab/><text:tab/><text:tab/>i = i + 1</text:p>
      <text:p text:style-name="P12"><text:tab/><text:tab/><text:tab/>fin mientras</text:p>
      <text:p text:style-name="P11"><text:tab/><text:tab/>fin funcion</text:p>
      <text:p text:style-name="P11"><text:tab/></text:p>
      <text:p text:style-name="P11"><text:tab/></text:p>
      <text:p text:style-name="P11"><text:tab/></text:p>
      <text:p text:style-name="P11"><text:tab/><text:tab/>funcion integer buscarPelicula(String peliculaParaBuscar)</text:p>
      <text:p text:style-name="P12"><text:tab/><text:tab/><text:tab/>var integer i=1</text:p>
      <text:p text:style-name="P12"><text:tab/><text:tab/><text:tab/>var boolean salgo=falso</text:p>
      <text:p text:style-name="P12"><text:tab/><text:tab/><text:tab/>var integer posicion=0</text:p>
      <text:p text:style-name="P12"><text:tab/><text:tab/><text:tab/>mientras i &lt;= cantidadPeliculas Y salgo=falso</text:p>
      <text:p text:style-name="P12"><text:tab/><text:tab/><text:tab/><text:tab/>si peliculaParaBuscar = peliculas[i][1] entonces</text:p>
      <text:p text:style-name="P12"><text:tab/><text:tab/><text:tab/><text:tab/><text:tab/>salgo=verdadero</text:p>
      <text:p text:style-name="P12"><text:tab/><text:tab/><text:tab/><text:tab/><text:tab/>posicion=i</text:p>
      <text:p text:style-name="P12"><text:tab/><text:tab/><text:tab/><text:tab/>fin si</text:p>
      <text:p text:style-name="P12"><text:tab/><text:tab/><text:tab/><text:tab/>i = i + 1</text:p>
      <text:p text:style-name="P12"><text:tab/><text:tab/><text:tab/>fin mientras</text:p>
      <text:p text:style-name="P12"><text:tab/><text:tab/><text:tab/>retornar: posicion</text:p>
      <text:p text:style-name="P11"><text:tab/><text:tab/>fin funcion</text:p>
      <text:p text:style-name="P11"><text:tab/></text:p>
      <text:p text:style-name="P11"><text:tab/></text:p>
      <text:p text:style-name="P11"><text:tab/></text:p>
      <text:p text:style-name="P11"><text:tab/><text:tab/>funcion boolean altaPelicula()</text:p>
      <text:p text:style-name="P12"><text:tab/><text:tab/><text:tab/>//compruebo que la matriz no esté llena</text:p>
      <text:p text:style-name="P12"><text:tab/><text:tab/><text:tab/>si cantidadPeliculas = 10 entonces</text:p>
      <text:p text:style-name="P12"><text:tab/><text:tab/><text:tab/><text:tab/>retornar: falso</text:p>
      <text:p text:style-name="P12"><text:tab/><text:tab/><text:tab/>fin si</text:p>
      <text:p text:style-name="P12"><text:tab/><text:tab/><text:tab/>//incremento la cantidad de peliculas que hay en la matriz</text:p>
      <text:p text:style-name="P12"><text:tab/><text:tab/><text:tab/>cantidadPeliculas = cantidadPeliculas + 1</text:p>
      <text:p text:style-name="P12"><text:tab/><text:tab/><text:tab/>mostrar: "Ingrese nombre "</text:p>
      <text:p text:style-name="P12"><text:tab/><text:tab/><text:tab/>ingresar: pelicula[cantidadPeliculas][1]</text:p>
      <text:p text:style-name="P12"><text:tab/><text:tab/><text:tab/>mostrar: "Ingrese director "</text:p>
      <text:p text:style-name="P12"><text:tab/><text:tab/><text:tab/>ingresar: pelicula[cantidadPeliculas][2]</text:p>
      <text:p text:style-name="P12"><text:tab/><text:tab/><text:tab/>pelicula[cantidadPeliculas][3] = "si"</text:p>
      <text:p text:style-name="P12"><text:tab/><text:tab/><text:tab/>retornar: verdadero</text:p>
      <text:p text:style-name="P11"><text:tab/><text:tab/>fin funcion</text:p>
      <text:p text:style-name="P11"><text:tab/></text:p>
      <text:p text:style-name="P11"><text:tab/></text:p>
      <text:p text:style-name="P11"><text:tab/></text:p>
      <text:p text:style-name="P11"><text:tab/><text:tab/>funcion string ingresarPelicula()</text:p>
      <text:p text:style-name="P12"><text:tab/><text:tab/><text:tab/>var nombrePelicula=""</text:p>
      <text:p text:style-name="P12"><text:tab/><text:tab/><text:tab/>mostrar: "Ingrese nombre pelicula "</text:p>
      <text:p text:style-name="P12"><text:tab/><text:tab/><text:tab/>ingresa: nombrePelicula</text:p>
      <text:p text:style-name="P12"><text:tab/><text:tab/><text:tab/>retornar: nombrePelicula</text:p>
      <text:p text:style-name="P11"><text:tab/><text:tab/>fin funcion</text:p>
      <text:p text:style-name="P11"><text:tab/></text:p>
      <text:p text:style-name="P11"><text:tab/></text:p>
      <text:p text:style-name="P11"><text:tab/></text:p>
      <text:p text:style-name="P11"><text:tab/><text:tab/>funcion alquilarPelicula(String nombrePeliculaAAlquilar)</text:p>
      <text:p text:style-name="P2"><text:span text:style-name="T2"><text:tab/><text:tab/><text:tab/>var integer peliculaAAlquilar=</text:span><text:span text:style-name="T9">0</text:span></text:p>
      <text:p text:style-name="P12"><text:tab/><text:tab/><text:tab/>peliculaAAlquilar = buscarPelicula(nombrePeliculaAAlquilar)</text:p>
      <text:p text:style-name="P12"><text:tab/><text:tab/><text:tab/>si peliculaAAlquilar = 0 entonces</text:p>
      <text:p text:style-name="P12"><text:tab/><text:tab/><text:tab/><text:tab/>mostrar:"No se encontró la película buscada"</text:p>
      <text:p text:style-name="P12"><text:tab/><text:tab/><text:tab/>sino</text:p>
      <text:p text:style-name="P12"><text:tab/><text:tab/><text:tab/><text:tab/>si pelicula[peliculaAAlquilar][3] = "no" entonces</text:p>
      <text:p text:style-name="P2"><text:span text:style-name="T2"><text:tab/><text:tab/><text:tab/><text:tab/><text:tab/>mostrar:"La película ya se encuentra alquilada </text:span><text:span text:style-name="T29">por:</text:span><text:span text:style-name="T2">" </text:span><text:span text:style-name="T29"><text:s/>+ pelicula[peliculaAAlquilar][4]</text:span></text:p>
      <text:p text:style-name="P12"><text:tab/><text:tab/><text:tab/><text:tab/>sino</text:p>
      <text:p text:style-name="P12"><text:tab/><text:tab/><text:tab/><text:tab/><text:tab/>pelicula[peliculaAAlquilar][3]="no"</text:p>
      <text:p text:style-name="P2"><text:span text:style-name="T2"><text:tab/><text:tab/><text:tab/><text:tab/><text:tab/></text:span><text:span text:style-name="T23">mostrar:”Ingresar socio”</text:span></text:p>
      <text:p text:style-name="P5"><text:span text:style-name="T23"><text:tab/><text:tab/><text:tab/><text:tab/><text:tab/>ingresa: </text:span><text:span text:style-name="T24">pelicula[peliculaAAlquilar][4]</text:span></text:p>
      <text:p text:style-name="P12"><text:tab/><text:tab/><text:tab/><text:tab/>fin sin</text:p>
      <text:p text:style-name="P12"><text:tab/><text:tab/><text:tab/>fin si</text:p>
      <text:p text:style-name="P11"><text:tab/><text:tab/>fin funcion</text:p>
      <text:p text:style-name="P11"><text:tab/></text:p>
      <text:p text:style-name="P11"><text:tab/></text:p>
      <text:p text:style-name="P11"><text:tab/></text:p>
      <text:p text:style-name="P11"><text:tab/><text:tab/>funcion devolverPelicula(String nombrePeliculaADevolver)</text:p>
      <text:p text:style-name="P12"><text:tab/><text:tab/><text:tab/>var integer peliculaADevolver=0</text:p>
      <text:p text:style-name="P12"><text:tab/><text:tab/><text:tab/>peliculaADevolver=buscarPelicula(nombrePelículaADelvolver)</text:p>
      <text:p text:style-name="P12"><text:tab/><text:tab/><text:tab/>si peliculaADevolver = 0 entonces</text:p>
      <text:p text:style-name="P12"><text:tab/><text:tab/><text:tab/><text:tab/>mostrar:"No se encontró la película buscada"</text:p>
      <text:p text:style-name="P12"><text:tab/><text:tab/><text:tab/>sino</text:p>
      <text:p text:style-name="P12"><text:tab/><text:tab/><text:tab/><text:tab/>si pelicula[peliculaADevolver][3] = "si" entonces</text:p>
      <text:p text:style-name="P12"><text:tab/><text:tab/><text:tab/><text:tab/><text:tab/>mostrar:"La película ya se encuentra disponible"</text:p>
      <text:p text:style-name="P12"><text:tab/><text:tab/><text:tab/><text:tab/>sino</text:p>
      <text:p text:style-name="P12"><text:tab/><text:tab/><text:tab/><text:tab/><text:tab/>pelicula[peliculaADevolver][3]="si"</text:p>
      <text:p text:style-name="P2"><text:span text:style-name="T2"><text:tab/><text:tab/><text:tab/><text:tab/><text:tab/></text:span><text:span text:style-name="T29">pelicula[peliculaADevolver][4]=” ”</text:span></text:p>
      <text:p text:style-name="P12"><text:tab/><text:tab/><text:tab/><text:tab/>fin sin</text:p>
      <text:p text:style-name="P12"><text:tab/><text:tab/><text:tab/>fin si</text:p>
      <text:p text:style-name="P11"><text:tab/><text:tab/>fin funcion</text:p>
      <text:p text:style-name="P11"><text:tab/></text:p>
      <text:p text:style-name="P11"/>
      <text:p text:style-name="P11"><text:tab/><text:tab/></text:p>
      <text:p text:style-name="P9"><text:span text:style-name="T2"><text:tab/><text:tab/></text:span><text:span text:style-name="T22">funcion ingresar</text:span><text:span text:style-name="T25">Socio</text:span><text:span text:style-name="T22">()</text:span></text:p>
      <text:p text:style-name="P22"><text:span text:style-name="T2"><text:tab/><text:tab/><text:tab/>var </text:span><text:span text:style-name="T4">string</text:span><text:span text:style-name="T2"> nombre</text:span><text:span text:style-name="T3">Socio</text:span><text:span text:style-name="T2">=""</text:span></text:p>
      <text:p text:style-name="P22"><text:span text:style-name="T2"><text:tab/><text:tab/><text:tab/>mostrar: "Ingrese nombre </text:span><text:span text:style-name="T3">del socio</text:span><text:span text:style-name="T2">"</text:span></text:p>
      <text:p text:style-name="P22"><text:span text:style-name="T2"><text:tab/><text:tab/><text:tab/>ingresa: nombre</text:span><text:span text:style-name="T3">Socio</text:span></text:p>
      <text:p text:style-name="P22"><text:span text:style-name="T2"><text:tab/><text:tab/><text:tab/>retornar: nombre</text:span><text:span text:style-name="T3">Socio</text:span></text:p>
      <text:p text:style-name="P24"><text:tab/><text:tab/>fin funcion</text:p>
      <text:p text:style-name="P24"/>
      <text:p text:style-name="P24"/>
      <text:p text:style-name="P24"/>
      <text:p text:style-name="P1"><text:span text:style-name="T2"><text:tab/><text:tab/></text:span><text:span text:style-name="T25">funcion buscarSocio(String nombreSocio)</text:span></text:p>
      <text:p text:style-name="P1"><text:span text:style-name="T25"><text:tab/><text:tab/><text:tab/></text:span><text:span text:style-name="T27">var integer j=1</text:span></text:p>
      <text:p text:style-name="P10"><text:span text:style-name="T2"><text:tab/><text:tab/><text:tab/></text:span><text:span text:style-name="T26">mostrar: “Peliculas alquiladas por ” + nombreSocio + “:”</text:span></text:p>
      <text:p text:style-name="P10"><text:span text:style-name="T26"><text:tab/><text:tab/><text:tab/></text:span><text:span text:style-name="T28">//checkeo de socio en todas las filas y muestra el nombre de la pelicula en caso de que figure</text:span></text:p>
      <text:p text:style-name="P10"><text:span text:style-name="T26"><text:tab/><text:tab/><text:tab/></text:span><text:span text:style-name="T27">mientras j&lt;1</text:span><text:span text:style-name="T28">1</text:span></text:p>
      <text:p text:style-name="P25"><text:tab/><text:tab/><text:tab/><text:tab/>si pelicula[j][4] = nombreSocio</text:p>
      <text:p text:style-name="P10"><text:span text:style-name="T27"><text:tab/><text:tab/><text:tab/><text:tab/><text:tab/>mostrar: pelicula[j][</text:span><text:span text:style-name="T28">1</text:span><text:span text:style-name="T27">]</text:span></text:p>
      <text:p text:style-name="P10"><text:span text:style-name="T26"><text:tab/><text:tab/><text:tab/><text:tab/></text:span><text:span text:style-name="T27">fin si</text:span></text:p>
      <text:p text:style-name="P25"><text:tab/><text:tab/><text:tab/><text:tab/>j=j+1</text:p>
      <text:p text:style-name="P10"><text:span text:style-name="T27"><text:tab/><text:tab/><text:tab/></text:span><text:span text:style-name="T28">fin mientras</text:span></text:p>
      <text:p text:style-name="P10"><text:span text:style-name="T28"><text:tab/><text:tab/></text:span><text:span text:style-name="T31">fin funcion</text:span></text:p>
      <text:p text:style-name="P26"><text:tab/><text:tab/></text:p>
      <text:p text:style-name="P26"/>
      <text:p text:style-name="P26"/>
      <text:p text:style-name="P10"><text:span text:style-name="T28"><text:tab/><text:tab/></text:span><text:span text:style-name="T35">funcion recaudacion()</text:span></text:p>
      <text:p text:style-name="P30"><text:tab/><text:tab/><text:tab/>var integer opcion<text:span text:style-name="T61">Recaudacion</text:span></text:p>
      <text:p text:style-name="P30"><text:tab/><text:tab/><text:tab/>mostrar: “1. Ingresar recaudacion”</text:p>
      <text:p text:style-name="P50"><text:span text:style-name="T2"><text:tab/><text:tab/><text:tab/></text:span><text:span text:style-name="T13">mostrar: “2. Ver recaudacion”</text:span></text:p>
      <text:p text:style-name="P31"><text:tab/><text:tab/><text:tab/>ingresa: opcion<text:span text:style-name="T61">Recaudacion</text:span></text:p>
      <text:p text:style-name="P27"><text:span text:style-name="T5"><text:tab/><text:tab/><text:tab/>si opcion</text:span><text:span text:style-name="T12">Recaudacion</text:span><text:span text:style-name="T5"> &lt; </text:span><text:span text:style-name="T14">3</text:span><text:span text:style-name="T6"> </text:span><text:span text:style-name="T7">y opcion</text:span><text:span text:style-name="T17">Recaudacion</text:span><text:span text:style-name="T7"> &gt; 0 entonces</text:span></text:p>
      <text:p text:style-name="P27"><text:span text:style-name="T5"><text:tab/><text:tab/><text:tab/><text:tab/>en caso de </text:span><text:span text:style-name="T6">opcionDos</text:span></text:p>
      <text:p text:style-name="P32"><text:tab/><text:tab/><text:tab/><text:tab/><text:tab/>caso = 1</text:p>
      <text:p text:style-name="P27"><text:span text:style-name="T6"><text:tab/><text:tab/><text:tab/><text:tab/><text:tab/><text:tab/></text:span><text:span text:style-name="T7">var float k</text:span></text:p>
      <text:p text:style-name="P27"><text:span text:style-name="T6"><text:tab/><text:tab/><text:tab/><text:tab/><text:tab/><text:tab/></text:span><text:span text:style-name="T7">mostrar: “Ingrese dinero recaudado”</text:span></text:p>
      <text:p text:style-name="P33"><text:tab/><text:tab/><text:tab/><text:tab/><text:tab/><text:tab/>ingresar: k</text:p>
      <text:p text:style-name="P33"><text:tab/><text:tab/><text:tab/><text:tab/><text:tab/><text:tab/><text:span text:style-name="T62">recaudacionSemana[dia]</text:span> = <text:span text:style-name="T62">recaudacionSemana[dia]</text:span> + k</text:p>
      <text:p text:style-name="P33"><text:tab/><text:tab/><text:tab/><text:tab/><text:tab/><text:tab/>mostrar: “Total recaudado <text:span text:style-name="T62">el dia de hoy</text:span>: ” + <text:span text:style-name="T62">recaudacionSemana[dia]</text:span></text:p>
      <text:p text:style-name="P32"><text:tab/><text:tab/><text:tab/><text:tab/><text:tab/>fin caso</text:p>
      <text:p text:style-name="P32"><text:tab/><text:tab/><text:tab/><text:tab/><text:tab/>caso = 2</text:p>
      <text:p text:style-name="P27"><text:span text:style-name="T6"><text:tab/><text:tab/><text:tab/><text:tab/><text:tab/><text:tab/></text:span><text:span text:style-name="T8">mostrar: “</text:span><text:span text:style-name="T14">Semana pasada: ” + dineroTotalSemanaPasada</text:span></text:p>
      <text:p text:style-name="P44"><text:tab/><text:tab/><text:tab/><text:tab/><text:tab/><text:tab/>mostrar: “Lunes: “ + recaudacionSemana[1]</text:p>
      <text:p text:style-name="P45"><text:tab/><text:tab/><text:tab/><text:tab/><text:tab/><text:tab/>mostrar: “Martes: “ + recaudacionSemana[2]</text:p>
      <text:p text:style-name="P45"><text:tab/><text:tab/><text:tab/><text:tab/><text:tab/><text:tab/>mostrar: “Miercoles: “ + recaudacionSemana[3]</text:p>
      <text:p text:style-name="P45"><text:tab/><text:tab/><text:tab/><text:tab/><text:tab/><text:tab/>mostrar: “Jueves: “ + recaudacionSemana[4]</text:p>
      <text:p text:style-name="P45"><text:tab/><text:tab/><text:tab/><text:tab/><text:tab/><text:tab/>mostrar: “Viernes: “ + recaudacionSemana[5]</text:p>
      <text:p text:style-name="P45"><text:tab/><text:tab/><text:tab/><text:tab/><text:tab/><text:tab/>mostrar: “Sabado: “ + recaudacionSemana[6]</text:p>
      <text:p text:style-name="P45"><text:tab/><text:tab/><text:tab/><text:tab/><text:tab/><text:tab/>mostrar: “Domingo: “ + recaudacionSemana[7]</text:p>
      <text:p text:style-name="P29"><text:span text:style-name="T14"><text:tab/><text:tab/><text:tab/><text:tab/><text:tab/><text:tab/>mostrar: “Total de esta semana: “ + (</text:span><text:span text:style-name="T15">recaudacionSemana[1] </text:span><text:span text:style-name="T16">+ </text:span><text:span text:style-name="T15">recaudacionSemana[2] </text:span><text:span text:style-name="T16">+ </text:span><text:span text:style-name="T15">recaudacionSemana[3] </text:span><text:span text:style-name="T16">+ </text:span><text:span text:style-name="T15">recaudacionSemana[4] </text:span><text:span text:style-name="T16">+ </text:span><text:span text:style-name="T15">recaudacionSemana[5] </text:span><text:span text:style-name="T16">+ </text:span><text:span text:style-name="T15">recaudacionSemana[6] </text:span><text:span text:style-name="T16">+ </text:span><text:span text:style-name="T15">recaudacionSemana[7]</text:span><text:span text:style-name="T14">)</text:span></text:p>
      <text:p text:style-name="P32"><text:tab/><text:tab/><text:tab/><text:tab/><text:tab/>fin caso</text:p>
      <text:p text:style-name="P32"><text:tab/><text:tab/><text:tab/><text:tab/>fin en caso</text:p>
      <text:p text:style-name="P28"><text:span text:style-name="T6"><text:tab/><text:tab/><text:tab/></text:span><text:span text:style-name="T7">fin si</text:span></text:p>
      <text:p text:style-name="P28"><text:span text:style-name="T7"><text:tab/><text:tab/></text:span><text:span text:style-name="T10">fin funcion</text:span></text:p>
      <text:p text:style-name="P46"/>
      <text:p text:style-name="P28"><text:span text:style-name="T10"><text:tab/><text:tab/></text:span><text:span text:style-name="T11">funcion ajustarDia()</text:span></text:p>
      <text:p text:style-name="P35"><text:tab/><text:tab/><text:tab/><text:span text:style-name="T60">var integer opcionDia = 0</text:span></text:p>
      <text:p text:style-name="P14"><text:tab/><text:tab/><text:tab/><text:span text:style-name="T33">mostrar: "Ingrese </text:span><text:span text:style-name="T56">el </text:span><text:span text:style-name="T51">dia de hoy</text:span><text:span text:style-name="T33">"</text:span></text:p>
      <text:p text:style-name="P14"><text:span text:style-name="T33"><text:tab/><text:tab/><text:tab/></text:span><text:span text:style-name="T51">mostrar: “1. Lunes”</text:span></text:p>
      <text:p text:style-name="P47"><text:tab/><text:tab/><text:tab/>mostrar: “2. Martes”</text:p>
      <text:p text:style-name="P47"><text:tab/><text:tab/><text:tab/>mostrar: “3. Miercoles”</text:p>
      <text:p text:style-name="P47"><text:tab/><text:tab/><text:tab/>mostrar: “4. Jueves”</text:p>
      <text:p text:style-name="P47"><text:tab/><text:tab/><text:tab/>mostrar: “5. Viernes”</text:p>
      <text:p text:style-name="P47"><text:tab/><text:tab/><text:tab/>mostrar: “6. Sabado”</text:p>
      <text:p text:style-name="P47"><text:tab/><text:tab/><text:tab/>mostrar: “7. Domingo”</text:p>
      <text:p text:style-name="P48"><text:span text:style-name="T2"><text:tab/><text:tab/><text:tab/></text:span><text:span text:style-name="T1">ingresar: </text:span><text:span text:style-name="T2">opcion</text:span><text:span text:style-name="T11">Dia</text:span></text:p>
      <text:p text:style-name="P48"><text:span text:style-name="T2"><text:tab/><text:tab/><text:tab/>//verifico que se haya ingresado un número entre 1 y </text:span><text:span text:style-name="T11">7</text:span></text:p>
      <text:p text:style-name="P35"><text:tab/><text:tab/><text:tab/>si opcion&gt;0 y opcion&lt;<text:span text:style-name="T60">8</text:span> entonces</text:p>
      <text:p text:style-name="P49"><text:span text:style-name="T10"><text:tab/><text:tab/><text:tab/><text:tab/></text:span><text:span text:style-name="T11">dia = opcionDia</text:span></text:p>
      <text:p text:style-name="P47"><text:tab/><text:tab/><text:tab/>fin si</text:p>
      <text:p text:style-name="P46"/>
      <text:p text:style-name="Text_20_body"><text:span text:style-name="T59"><text:tab/><text:tab/></text:span><text:span text:style-name="T33">funcion date fechaSistema()</text:span></text:p>
      <text:p text:style-name="P53"><text:tab/><text:tab/><text:tab/>//acá va el código que devuelve la fecha del sistema</text:p>
      <text:p text:style-name="P53"><text:tab/><text:tab/>fin funcion</text:p>
      <text:p text:style-name="P46"/>
      <text:p text:style-name="P26"/>
      <text:p text:style-name="P10"><text:span text:style-name="T26"><text:tab/></text:span><text:span text:style-name="T20">fin mientras</text:span></text:p>
      <text:p text:style-name="P20">f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9.999cm" fo:page-height="200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HTML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2T16:06:23.990000000</dc:date>
    <meta:editing-duration>PT46M39S</meta:editing-duration>
    <meta:editing-cycles>11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248" meta:word-count="881" meta:character-count="7374" meta:non-whitespace-character-count="5869"/>
  </office:meta>
</office:document-meta>
</file>